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Rubik" svg:font-family="Rubik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fo:font-style="normal" style:text-underline-style="none" fo:font-weight="normal" style:font-size-asian="11pt" style:font-size-complex="11pt"/>
    </style:style>
    <style:style style:name="P2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Title">
      <style:text-properties style:font-name="Arial" fo:font-size="11pt" officeooo:paragraph-rsid="00238917" style:font-size-asian="11pt" style:font-size-complex="11pt"/>
    </style:style>
    <style:style style:name="P5" style:family="paragraph" style:parent-style-name="UrbanTitle">
      <style:text-properties style:font-name="Arial" fo:font-size="14pt" style:text-underline-style="none" officeooo:paragraph-rsid="00238917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9pt" fo:font-weight="normal" officeooo:paragraph-rsid="0016b908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9pt" fo:font-style="normal" style:text-underline-style="solid" style:text-underline-width="auto" style:text-underline-color="font-color" officeooo:rsid="000bc6b3" style:font-size-asian="9pt" style:font-style-asian="normal" style:font-size-complex="9pt" style:font-style-complex="normal"/>
    </style:style>
    <style:style style:name="P10" style:family="paragraph" style:parent-style-name="UrbanBody">
      <style:text-properties style:font-name="Arial" fo:font-size="11pt" style:font-size-asian="11pt" style:font-size-complex="11pt"/>
    </style:style>
    <style:style style:name="P11" style:family="paragraph" style:parent-style-name="UrbanBody">
      <style:text-properties style:font-name="Arial" fo:font-size="11pt" officeooo:paragraph-rsid="00176d38" style:font-size-asian="11pt" style:font-size-complex="11pt"/>
    </style:style>
    <style:style style:name="P12" style:family="paragraph" style:parent-style-name="UrbanBody">
      <style:text-properties style:font-name="Arial" fo:font-size="11pt" officeooo:paragraph-rsid="000aec09" style:font-size-asian="11pt" style:font-size-complex="11pt"/>
    </style:style>
    <style:style style:name="P13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UrbanBody">
      <style:paragraph-properties fo:text-align="start" style:justify-single-word="false"/>
      <style:text-properties fo:color="#800000" style:font-name="arial" fo:font-size="11pt" fo:font-style="italic" style:text-underline-style="none" fo:font-weight="normal" officeooo:rsid="0015612d" officeooo:paragraph-rsid="00238917" fo:background-color="#ffff00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UrbanBody">
      <style:text-properties style:font-name="arial" fo:font-size="11pt" officeooo:paragraph-rsid="00238917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officeooo:paragraph-rsid="00238917" style:font-size-asian="10pt" style:font-size-complex="10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8917" style:font-size-asian="10pt" style:font-size-complex="10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style="italic" style:text-underline-style="solid" style:text-underline-width="auto" style:text-underline-color="font-color" fo:font-weight="bold" style:font-size-asian="11pt" style:font-size-complex="11pt"/>
    </style:style>
    <style:style style:name="P19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38917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/>
    </style:style>
    <style:style style:name="T4" style:family="text">
      <style:text-properties fo:font-style="normal" style:text-underline-style="none" fo:font-weight="normal" officeooo:rsid="001e715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7bf0"/>
    </style:style>
    <style:style style:name="T7" style:family="text">
      <style:text-properties officeooo:rsid="000be31f"/>
    </style:style>
    <style:style style:name="T8" style:family="text">
      <style:text-properties fo:color="#ff3333"/>
    </style:style>
    <style:style style:name="T9" style:family="text">
      <style:text-properties fo:color="#ff3333" officeooo:rsid="000be31f"/>
    </style:style>
    <style:style style:name="T10" style:family="text">
      <style:text-properties fo:color="#ff3333" fo:font-style="normal" style:text-underline-style="none" fo:font-weight="normal"/>
    </style:style>
    <style:style style:name="T11" style:family="text">
      <style:text-properties fo:color="#ff3333" fo:font-style="normal" style:text-underline-style="none" fo:font-weight="normal" officeooo:rsid="000be31f"/>
    </style:style>
    <style:style style:name="T12" style:family="text">
      <style:text-properties officeooo:rsid="000e8a1e"/>
    </style:style>
    <style:style style:name="T13" style:family="text">
      <style:text-properties officeooo:rsid="001143ed"/>
    </style:style>
    <style:style style:name="T14" style:family="text">
      <style:text-properties officeooo:rsid="0012d755"/>
    </style:style>
    <style:style style:name="T15" style:family="text">
      <style:text-properties fo:color="#800000" officeooo:rsid="0015612d" fo:background-color="#ffff00" loext:char-shading-value="0"/>
    </style:style>
    <style:style style:name="T16" style:family="text">
      <style:text-properties officeooo:rsid="00362119"/>
    </style:style>
    <style:style style:name="T17" style:family="text">
      <style:text-properties officeooo:rsid="001c17cb"/>
    </style:style>
    <style:style style:name="T18" style:family="text">
      <style:text-properties fo:text-transform="uppercase" fo:font-style="normal" style:font-style-asian="normal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6"><office:annotation><dc:creator>Gauthier Bastien</dc:creator><dc:date>2011-01-13T14:56:41</dc:date><text:p text:style-name="P20"><text:span text:style-name="T21">do text</text:span></text:p><text:p text:style-name="P20"><text:span text:style-name="T21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7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5">DGO4 - Direction générale opérationnelle </text:p>
            <text:p text:style-name="P15">Aménagement du Territoire, Logement, Patrimoine et Énergie </text:p>
            <text:p text:style-name="P15"><text:span text:style-name="T15">NOM DE VOTRE DGO4</text:span> - Fonctionnaire Délégué</text:p>
            <text:p text:style-name="P14">ADRESSE DE VOTRE DGO4</text:p>
            <text:p text:style-name="P19">RECOMMANDÉ</text:p>
          </table:table-cell>
        </table:table-row>
      </table:table>
      <text:p text:style-name="P4"/>
      <text:p text:style-name="P4"/>
      <text:p text:style-name="P5">Transmis<text:span text:style-name="T7">sion</text:span> d<text:span text:style-name="T17">e</text:span> dossier de permis d'urbanisme <text:span text:style-name="T14">public</text:span></text:p>
      <text:p text:style-name="P3"/>
      <text:p text:style-name="P8">Agent traitant : <text:span text:style-name="T16"><text:text-input text:description="">self.getFoldermanagers()[0].getName1()</text:text-input></text:span><text:span text:style-name="T16"><text:s/></text:span><text:span text:style-name="T16"><text:text-input text:description="">self.getFoldermanagers()[0].getName2()</text:text-input></text:span></text:p>
      <text:p text:style-name="P7"><office:annotation><dc:creator>Gauthier Bastien</dc:creator><dc:date>2011-01-13T14:56:41</dc:date><text:p text:style-name="P20"><text:span text:style-name="T21">do text</text:span></text:p><text:p text:style-name="P20"><text:span text:style-name="T21">from document(at=reference, format='odt')</text:span></text:p></office:annotation>Import depuis reference.odt</text:p>
      <text:p text:style-name="P13"><text:span text:style-name="T5">Références SPW - DGO4 :</text:span> <text:text-input text:description="Référence DGATLP">self.referenceDGATLP</text:text-input></text:p>
      <text:p text:style-name="P13"/>
      <text:p text:style-name="P10"><office:annotation><dc:creator>Gauthier Bastien</dc:creator><dc:date>2011-02-16T16:12:24</dc:date><text:p text:style-name="P20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20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10"><text:span text:style-name="T5">Objet :</text:span> <text:text-input text:description="Objet des travaux">self.getLicenceSubject()</text:text-input></text:p>
      <text:p text:style-name="P11"><text:span text:style-name="T5">Situation :</text:span> <text:text-input text:description="Situation des travaux">self.getWorkLocationSignaletic()</text:text-input></text:p>
      <text:p text:style-name="P11"><text:span text:style-name="T5">Référence cadastrale :</text:span> <text:text-input text:description="Bien-Parcelles">self.getPortionOutsText()</text:text-input></text:p>
      <text:p text:style-name="P10"/>
      <text:p text:style-name="P10">Monsieur le <text:span text:style-name="T14">Fonctionnaire délégué</text:span>,</text:p>
      <text:p text:style-name="P10"/>
      <text:p text:style-name="P12">Conformément au prescrit <text:span text:style-name="T7">des </text:span>article<text:span text:style-name="T7">s</text:span> <text:span text:style-name="T7">D.IV.38.</text:span>, nous vous prions de trouver, sous ce pli, un exemplaire <text:span text:style-name="T13">des documents repris ci-dessous</text:span>, concernant le projet repris sous rubrique pour lequel <text:span text:style-name="T12">vos services ont établi</text:span> un accusé de réception de dossier complet.</text:p>
      <text:p text:style-name="P10"/>
      <text:p text:style-name="P13">Le Collège <text:span text:style-name="T6">c</text:span>ommunal a rendu un avis <text:span text:style-name="T18"><text:text-input text:description="Décision">self.getValueForTemplate('decision', obj=urbanEventObj)</text:text-input></text:span><text:s/>en sa séance du <text:text-input text:description="Date de la séance du collège communal">tool.formatDate(urbanEventObj.getDecisionDate())</text:text-input></text:p>
      <text:p text:style-name="P10"/>
      <text:p text:style-name="P18">Composition du dossier</text:p>
      <text:p text:style-name="P1">1 <text:span text:style-name="T8">Annexe 2</text:span><text:span text:style-name="T9">5 (annonce de projet) / Annexe 26 (enquête publique)</text:span></text:p>
      <text:p text:style-name="P1">1 Attestation d'affichage <text:span text:style-name="T7">après </text:span><text:span text:style-name="T9">annonce de projet / enquête publique</text:span></text:p>
      <text:p text:style-name="P2"><text:span text:style-name="T3">1 </text:span><text:span text:style-name="T4">P</text:span><text:span text:style-name="T3">rocès-verbal </text:span><text:span text:style-name="T10">d'</text:span><text:span text:style-name="T11">annonce de projet / d'</text:span><text:span text:style-name="T10">enquête </text:span><text:span text:style-name="T11">publique</text:span><text:span text:style-name="T3"> et</text:span><text:span text:style-name="T10"> ...</text:span><text:span text:style-name="T8"> réclamation(s)</text:span></text:p>
      <text:p text:style-name="P1">1 <text:span text:style-name="T6">Délibération</text:span> du Collège <text:span text:style-name="T6">communal</text:span> </text:p>
      <text:p text:style-name="P1"/>
      <text:p text:style-name="P10">Nous vous en souhaitons bonne réception et nous vous prions d'agréer, Monsieur le <text:span text:style-name="T14">Fonctionnaire délégué</text:span>, nos salutations distinguées.</text:p>
      <text:p text:style-name="P6"/>
      <text:p text:style-name="P6"><office:annotation><dc:creator>Gauthier Bastien</dc:creator><dc:date>2011-01-13T14:56:41</dc:date><text:p text:style-name="P20"><text:span text:style-name="T21">do text</text:span></text:p><text:p text:style-name="P20"><text:span text:style-name="T21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Rubik" svg:font-family="Rubik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1-18T12:29:18.738921454</dc:date>
    <dc:language>fr-FR</dc:language>
    <meta:editing-cycles>111</meta:editing-cycles>
    <meta:editing-duration>P1DT12H34M4S</meta:editing-duration>
    <meta:document-statistic meta:table-count="1" meta:image-count="0" meta:object-count="0" meta:page-count="1" meta:paragraph-count="26" meta:word-count="210" meta:character-count="1568" meta:non-whitespace-character-count="1406"/>
    <meta:user-defined meta:name="Info 1"/>
    <meta:user-defined meta:name="Info 2"/>
    <meta:user-defined meta:name="Info 3"/>
    <meta:user-defined meta:name="Info 4"/>
  </office:meta>
</office:document-meta>
</file>